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b77" officeooo:paragraph-rsid="0010f8c7"/>
    </style:style>
    <style:style style:name="P2" style:family="paragraph" style:parent-style-name="Standard">
      <style:text-properties style:font-name="Liberation Serif" fo:font-size="12pt" officeooo:rsid="001c0b77" officeooo:paragraph-rsid="0010f8c7" style:font-size-asian="12pt" style:font-size-complex="12pt"/>
    </style:style>
    <style:style style:name="P3" style:family="paragraph" style:parent-style-name="Standard">
      <style:text-properties style:font-name="Liberation Serif" fo:font-size="12pt" officeooo:paragraph-rsid="0010f8c7" style:font-size-asian="12pt" style:font-size-complex="12pt"/>
    </style:style>
    <style:style style:name="P4" style:family="paragraph" style:parent-style-name="Standard">
      <style:text-properties officeooo:paragraph-rsid="0010f8c7"/>
    </style:style>
    <style:style style:name="P5" style:family="paragraph" style:parent-style-name="Standard">
      <style:text-properties style:font-name="Liberation Serif" fo:font-size="12pt" officeooo:rsid="00185e82" officeooo:paragraph-rsid="00185e82" style:font-size-asian="12pt" style:font-size-complex="12pt"/>
    </style:style>
    <style:style style:name="T1" style:family="text">
      <style:text-properties officeooo:rsid="0010f8c7"/>
    </style:style>
    <style:style style:name="T2" style:family="text">
      <style:text-properties fo:font-variant="normal" fo:text-transform="none" fo:color="#000000" fo:letter-spacing="normal" fo:font-style="normal" fo:font-weight="normal" officeooo:rsid="001cd3ad"/>
    </style:style>
    <style:style style:name="T3" style:family="text">
      <style:text-properties fo:font-variant="normal" fo:text-transform="none" fo:color="#000000" fo:letter-spacing="normal" fo:font-style="normal" fo:font-weight="normal" officeooo:rsid="001df800"/>
    </style:style>
    <style:style style:name="T4" style:family="text">
      <style:text-properties fo:font-variant="normal" fo:text-transform="none" fo:color="#000000" fo:letter-spacing="normal" fo:font-style="normal" fo:font-weight="normal" officeooo:rsid="0011a249"/>
    </style:style>
    <style:style style:name="T5" style:family="text">
      <style:text-properties fo:font-variant="normal" fo:text-transform="none" fo:color="#000000" fo:letter-spacing="normal" fo:font-style="normal" fo:font-weight="normal" officeooo:rsid="00166985"/>
    </style:style>
    <style:style style:name="T6" style:family="text">
      <style:text-properties style:font-name="Liberation Serif" fo:font-size="12pt" officeooo:rsid="0010f8c7" style:font-size-asian="12pt" style:font-size-complex="12pt"/>
    </style:style>
    <style:style style:name="T7" style:family="text">
      <style:text-properties style:font-name="Liberation Serif" fo:font-size="12pt" officeooo:rsid="00161d68" style:font-size-asian="12pt" style:font-size-complex="12pt"/>
    </style:style>
    <style:style style:name="T8" style:family="text">
      <style:text-properties style:font-name="Liberation Serif" fo:font-size="12pt" officeooo:rsid="00166985" style:font-size-asian="12pt" style:font-size-complex="12pt"/>
    </style:style>
    <style:style style:name="T9" style:family="text">
      <style:text-properties officeooo:rsid="0011a249"/>
    </style:style>
    <style:style style:name="T10" style:family="text">
      <style:text-properties officeooo:rsid="00149625"/>
    </style:style>
    <style:style style:name="T11" style:family="text">
      <style:text-properties officeooo:rsid="00161d68"/>
    </style:style>
    <style:style style:name="T12" style:family="text">
      <style:text-properties officeooo:rsid="001669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1">2</text:span> write up</text:p>
      <text:p text:style-name="P1"/>
      <text:p text:style-name="P5">02 – 12- 2017</text:p>
      <text:p text:style-name="P4"/>
      <text:p text:style-name="P4"><text:span text:style-name="T6">The purpose of this program is to build a C++ OOP program for </text:span><text:span text:style-name="T7">transit rider review </text:span><text:span text:style-name="T8">program.</text:span><text:span text:style-name="T7"> The user will have the ability to choose between 3 forms of transportation. One is a Max form of transportation, second is the BUS line form of transportation, and the third is Streetcar car form. The user will have the </text:span><text:span text:style-name="T8">ability</text:span><text:span text:style-name="T7"> to add in the status of the trip, how busy the trip is, was the ride enjoyable? And if the user would like to ride the transit for again. </text:span><text:span text:style-name="T8">The user will be provided with a the choice to select the form of transportation from the begin of the program, then they will enter in there reviews regarding there experience on the trip and if they recommend the trip to other.</text:span></text:p>
      <text:p text:style-name="P3"/>
      <text:p text:style-name="P3">The <text:span text:style-name="T11">two </text:span>data structures that will be used in this assignment will be linear linked list, which will manage all of the <text:span text:style-name="T11">different forms of transportation. The second is a linear linked list</text:span> which will use pointers to the <text:span text:style-name="T11">common abstract </text:span>base class <text:span text:style-name="T11">transit_type</text:span>. The structure will provide full <text:span text:style-name="T1">functionality</text:span> of insertion, removal, display a <text:span text:style-name="T11">transit type</text:span>, <text:span text:style-name="T1">retrieve</text:span> a <text:span text:style-name="T11">transit</text:span>, and remove-all in the structure of a given linear linked list consisting of the <text:span text:style-name="T11">transit modes the user has ridden</text:span> that <text:span text:style-name="T11">day</text:span> . Although this is a new data structure to me, using a linear linked list with <text:span text:style-name="T11">pointers to base classes</text:span>, I feel as if this a a good data structure to use, and I want to know how to implement and manage such a structure. <text:span text:style-name="T10">I can see that a linked list would allow for a decent search time complexity, since we are adding the node of reviews at the head that the data is needed to be retrieved will not require a traversal since we are adding at the head. I can see why Professor Fant would want us to experiment and utilize this structure since we spent a good deal amount of time on the subject in CS163. </text:span>In CS163, we used these data structures <text:span text:style-name="T9">separately</text:span> but never a composition of the two. <text:span text:style-name="T12">The part of this program that gave me difficulty was have the array of pointers to the base class. I got a lot of errors when trying to access the correct function in the base class. </text:span></text:p>
      <text:p text:style-name="P3"/>
      <text:p text:style-name="P2"><text:span text:style-name="T2">If I had more time to work on this design, I would look into other data structures which would simplify my overall design and code bulk. I am sure there are other data structures out there which would be better suited for this issue, but I don't have the time to research and correspond those structures to my problem at hand. I think my approach to object oriented programming was good here, in that I broke down the problem into smaller steps, and assigned those tasks to various classes, rather than a few classes handling all of the workload, I think I have a good start to object oriented programming through this approach. I think that the hierarchies I designed in this application was accurate in that it approached the problems from an object oriented programming standpoint. </text:span><text:span text:style-name="T5">The most difficult part of the program for me was having the dynamic binding portion to point to the derived classes. If given more time I would defiantly try to improve on this data structure. The</text:span><text:span text:style-name="T3"> hierarchical structure of the program so far is to have a base class, such as a </text:span><text:span text:style-name="T5">a review </text:span><text:span text:style-name="T3">for all the </text:span><text:span text:style-name="T5">methods of transportation</text:span><text:span text:style-name="T3">, and then have that be the base class, then further down the hierarchical </text:span><text:span text:style-name="T4">structure</text:span><text:span text:style-name="T3">, refer to this class through dynamic binding, and </text:span><text:span text:style-name="T4">inheritance.</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5:06:28.170759627</meta:creation-date>
    <dc:date>2017-02-15T18:08:41.348729970</dc:date>
    <meta:editing-duration>PT7M23S</meta:editing-duration>
    <meta:editing-cycles>4</meta:editing-cycles>
    <meta:generator>LibreOffice/5.1.4.2$Linux_X86_64 LibreOffice_project/10m0$Build-2</meta:generator>
    <meta:document-statistic meta:table-count="0" meta:image-count="0" meta:object-count="0" meta:page-count="1" meta:paragraph-count="6" meta:word-count="612" meta:character-count="3365" meta:non-whitespace-character-count="2755"/>
  </office:meta>
</office:document-meta>
</file>